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onnées test_uballers</text:h>
      <text:h text:outline-level="2" text:style-name="Heading_2" text:is-list-header="true">Structure de la table utilisateur</text:h>
      <table:table table:name="utilisateur_structure">
        <table:table-column table:number-columns-repeated="5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Commentaire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nom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DePasse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Naissance</text:p>
          </table:table-cell>
          <table:table-cell office:value-type="string">
            <text:p>dat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xe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échargement des données de la table utilisateur</text:h>
      <table:table table:name="utilisateur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email</text:p>
          </table:table-cell>
          <table:table-cell office:value-type="string">
            <text:p>motDePasse</text:p>
          </table:table-cell>
          <table:table-cell office:value-type="string">
            <text:p>dateNaissance</text:p>
          </table:table-cell>
          <table:table-cell office:value-type="string">
            <text:p>sex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6-22T17:21:40</meta:creation-date>
  </office:meta>
</office:document-meta>
</file>